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Text_20_body" style:list-style-name="L5"/>
    <style:style style:name="P4" style:family="paragraph" style:parent-style-name="Text_20_body" style:list-style-name="L6"/>
    <style:style style:name="P5" style:family="paragraph" style:parent-style-name="Text_20_body">
      <style:text-properties fo:font-weight="bold" style:font-weight-asian="bold" style:font-weight-complex="bold"/>
    </style:style>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Heading_20_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owlevel computer is a real time computer (LinuxCNC) with a DAQ card. It handles access to the odometry encoder, and the throttle and the motors that control the steering and braking.</text:p>
      <text:h text:style-name="P9" text:outline-level="1">Halrun</text:h>
      <text:p text:style-name="Standard"><text:span text:style-name="T1">On the lowlevel computer, </text:span><text:span text:style-name="T2">halrun</text:span><text:span text:style-name="T1"> is a program that allows control of the hardware connected to the DAQ card. It must be running in order to run the ROS code on the golfcart.</text:span></text:p>
      <text:p text:style-name="Standard"><text:span text:style-name="T1">To run it: </text:span><text:span text:style-name="T2">halrun -I -f 5i20.hal</text:span></text:p>
      <text:p text:style-name="P1">5i20.hal is a configuration file that sets various parameters regarding the different pieces of hardware connected to the DAQ, for instance max velocity / acceleration of the motors, etc.</text:p>
      <text:p text:style-name="P1"/>
      <text:p text:style-name="P1">Once in halrun you can send commands. Here is how to manually control the brake.</text:p>
      <text:p text:style-name="P2">unlinkp hm2_5i20.0.stepgen.01.position-cmd</text:p>
      <text:p text:style-name="P1">This must be done once per session to allow manual control. Then:</text:p>
      <text:p text:style-name="P2">setp hm2_5i20.0.stepgen.01.position-cmd -140</text:p>
      <text:p text:style-name="P1">This commands sets the position of the motor to -140 degrees. 0 is defined as the position where the motor was when the computer started.</text:p>
      <text:p text:style-name="P1"/>
      <text:h text:style-name="Heading_20_1" text:outline-level="1">Motors for steering and braking</text:h>
      <text:p text:style-name="Text_20_body">MEHT273c from Fuji Servo System (Faldic-W series)</text:p>
      <text:p text:style-name="Text_20_body">AC motor 750W</text:p>
      <text:p text:style-name="Text_20_body">with motor controller</text:p>
      <text:p text:style-name="Text_20_body">the motor shaft is connected to a gearbox 1:20</text:p>
      <text:p text:style-name="Text_20_body">the number of steps per revolution is controlled by the alpha and beta parameters on the motor controller unit: N = beta/alpha * 2^18 * 20, with alpha and beta between 1 and 32767.</text:p>
      <text:p text:style-name="Text_20_body"><draw:frame draw:style-name="fr1" draw:name="Object1" text:anchor-type="paragraph" svg:x="0.3465in" svg:y="0.211in" svg:width="6.8465in" svg:height="1.3346in" draw:z-index="0"><draw:object xlink:href="./Object 1" xlink:type="simple" xlink:show="embed" xlink:actuate="onLoad"/><draw:image xlink:href="./ObjectReplacements/Object 1" xlink:type="simple" xlink:show="embed" xlink:actuate="onLoad"/></draw:frame></text:p>
      <text:h text:style-name="Heading_20_1" text:outline-level="1"/>
      <text:h text:style-name="Heading_20_1" text:outline-level="1">Encoders</text:h>
      <text:p text:style-name="Text_20_body">Incremental rotary encoders mounted to the back wheels, quad line, 6000 pulses / revolution</text:p>
      <text:p text:style-name="Text_20_body"/>
      <text:h text:style-name="Heading_20_1" text:outline-level="1">Arduino lowlevel interface</text:h>
      <text:p text:style-name="Text_20_body">Previously, controlling the car was done from a desktop computer with an acquisition card and running some real time linux OS. This desktop was basically doing very little, hence wasting valuable space on the cart. The same functions are now taken care of by 2 small electronic cards, an Arduino Uno board with some custom electronic extensions to take care of braking, steering, the throttle, the buttons and the lights, and a Phidget card to read the rotary encoders.</text:p>
      <text:h text:style-name="Heading_20_2" text:outline-level="2"><text:soft-page-break/>Connections</text:h>
      <text:p text:style-name="Text_20_body">The Arduino Uno board and the custom electronic extension board are clipped together. The Arduino Uno is connected to the computer via a USB cable, and also receives a 12V voltage supply. The extension board is connected to the peripherals as follow:</text:p>
      <text:list xml:id="list228581036" text:style-name="L5">
        <text:list-item>
          <text:p text:style-name="P3">steer / brake motors: a 5 pins connector for each of them (12V, GND, enable, dir, pulse)</text:p>
        </text:list-item>
        <text:list-item>
          <text:p text:style-name="P3">throttle: double wires (dc voltage and ground)</text:p>
        </text:list-item>
        <text:list-item>
          <text:p text:style-name="P3">emergency button: double wire (normally closed circuit, opened when the button is pressed)</text:p>
        </text:list-item>
        <text:list-item>
          <text:p text:style-name="P3">automode switch: double wire (signal and ground, opened when in auto mode, 50V when in manual mode)</text:p>
        </text:list-item>
        <text:list-item>
          <text:p text:style-name="P3">lights: a double wire (power and ground) for each of them</text:p>
        </text:list-item>
      </text:list>
      <text:h text:style-name="Heading_20_2" text:outline-level="2">Design considerations</text:h>
      <text:p text:style-name="Text_20_body">The communication link between the computer and the Arduino is not very fast. Besides, decoding the incoming data takes valuable resources out of the Arduino. A mechanism was implemented to limit the volume of messaging: messages for the Arduino are first filtered by the arduino_node, aggregated, and published periodically.</text:p>
      <text:p text:style-name="Text_20_body">Which means that even if a process is publishing tons of velocity commands messages for instance, the Arduino will only receive the command at a controlled periodic rate, and only the last command available at that time. The publishing rate can be controlled by parameter 'rate'.</text:p>
      <text:p text:style-name="Text_20_body">This mechanism effectively limits the messaging bandwith and prevents an overwhelming message rate to hog the Arduino. However, it also slows down the system as a whole, which could be problematic for closed loop control, such as velocity control. But since the underlying hardware (in particular the cart's motors) have large time constants, this should not be an issue.</text:p>
      <text:p text:style-name="Text_20_body"/>
      <text:p text:style-name="Text_20_body">Note that when the emergency button is pushed the following actions are taken by the Arduino:</text:p>
      <text:list xml:id="list1047712207" text:style-name="L6">
        <text:list-item>
          <text:p text:style-name="P4">Set the throttle to zero</text:p>
        </text:list-item>
        <text:list-item>
          <text:p text:style-name="P4">Set the brake to full brake position</text:p>
        </text:list-item>
        <text:list-item>
          <text:p text:style-name="P4">blink the left and right blinkers (warning mode)</text:p>
        </text:list-item>
      </text:list>
      <text:h text:style-name="Heading_20_2" text:outline-level="2">Starting up the modules</text:h>
      <text:p text:style-name="P5">roslaunch lowlevel lowlevel.launch</text:p>
      <text:p text:style-name="Text_20_body">This starts the arduino nodes and the encoder node.</text:p>
      <text:p text:style-name="Text_20_body">The following topics are now advertized:</text:p>
      <text:list xml:id="list1649487486" text:style-name="L8">
        <text:list-item>
          <text:p text:style-name="P7">throttle (float64): a float from 0 to 1 (max speed)</text:p>
        </text:list-item>
      </text:list>
      <text:list xml:id="list2087750045" text:style-name="L7">
        <text:list-item>
          <text:p text:style-name="P6">brake_angle (float64): the brake angle</text:p>
        </text:list-item>
        <text:list-item>
          <text:p text:style-name="P6">steer_angle (float64): the angle of the steering wheel (not the wheels)</text:p>
        </text:list-item>
      </text:list>
      <text:p text:style-name="Text_20_body"><text:s text:c="4"/>TODO: update the topics</text:p>
      <text:p text:style-name="Text_20_body"/>
      <text:p text:style-name="Text_20_body"><text:soft-page-break/>And the following topics are now published:</text:p>
      <text:list xml:id="list1293301592" text:style-name="L9">
        <text:list-item>
          <text:p text:style-name="P8">button_state (lowlevel/ButtonState): the emergency and automode switch states (boolea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rebsamen</meta:initial-creator>
    <meta:creation-date>2012-05-18T13:50:15</meta:creation-date>
    <dc:date>2012-06-26T16:52:48</dc:date>
    <dc:creator>brice rebsamen</dc:creator>
    <meta:editing-duration>PT17M40S</meta:editing-duration>
    <meta:editing-cycles>5</meta:editing-cycles>
    <meta:generator>LibreOffice/3.5$Linux_x86 LibreOffice_project/350m1$Build-2</meta:generator>
    <meta:document-statistic meta:table-count="0" meta:image-count="0" meta:object-count="1" meta:page-count="3" meta:paragraph-count="45" meta:word-count="697" meta:character-count="4203" meta:non-whitespace-character-count="3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252in"/>
    </style:style>
    <style:style style:name="co2" style:family="table-column">
      <style:table-column-properties fo:break-before="auto" style:column-width="0.539in"/>
    </style:style>
    <style:style style:name="co3" style:family="table-column">
      <style:table-column-properties fo:break-before="auto" style:column-width="0.8925in"/>
    </style:style>
    <style:style style:name="co4" style:family="table-column">
      <style:table-column-properties fo:break-before="auto" style:column-width="0.4764in"/>
    </style:style>
    <style:style style:name="co5" style:family="table-column">
      <style:table-column-properties fo:break-before="auto" style:column-width="1.4083in"/>
    </style:style>
    <style:style style:name="ro1" style:family="table-row">
      <style:table-row-properties style:row-height="0.1709in" fo:break-before="auto" style:use-optimal-row-height="true"/>
    </style:style>
    <style:style style:name="ro2" style:family="table-row">
      <style:table-row-properties style:row-height="0.4811in" fo:break-before="auto" style:use-optimal-row-height="true"/>
    </style:style>
    <style:style style:name="ro3" style:family="table-row">
      <style:table-row-properties style:row-height="0.172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fo:wrap-option="wrap" fo:border="0.2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26pt solid #000000"/>
      <style:paragraph-properties fo:text-align="center" fo:margin-left="0in"/>
    </style:style>
    <style:style style:name="ce3" style:family="table-cell" style:parent-style-name="Default" style:data-style-name="N1">
      <style:table-cell-properties style:text-align-source="fix" style:repeat-content="false" fo:border="0.26pt solid #000000" fo:padding-bottom="0.0193in" fo:padding-left="0.0138in" fo:padding-right="0.0138in" fo:padding-top="0.0193in"/>
      <style:paragraph-properties fo:text-align="center" fo:margin-left="0in"/>
    </style:style>
    <style:style style:name="ce4" style:family="table-cell" style:parent-style-name="Default" style:data-style-name="N133">
      <style:table-cell-properties style:text-align-source="fix" style:repeat-content="false" fo:border="0.26pt solid #000000" fo:padding-bottom="0.0193in" fo:padding-left="0.0138in" fo:padding-right="0.0138in" fo:padding-top="0.0193in"/>
      <style:paragraph-properties fo:text-align="center" fo:margin-left="0in"/>
    </style:style>
    <style:style style:name="ce5" style:family="table-cell" style:parent-style-name="Default">
      <style:table-cell-properties fo:wrap-option="wrap" fo:border="0.26pt solid #000000"/>
      <style:text-properties fo:font-weight="bold" style:font-weight-asian="bold" style:font-weight-complex="bold"/>
    </style:style>
    <style:style style:name="ce6" style:family="table-cell" style:parent-style-name="Default">
      <style:table-cell-properties fo:border="0.26pt solid #00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number-rows-repeated="7">
          <table:table-cell table:number-columns-repeated="6"/>
        </table:table-row>
        <table:table-row table:style-name="ro2">
          <table:table-cell table:style-name="ce1" office:value-type="string">
            <text:p>alpha</text:p>
          </table:table-cell>
          <table:table-cell table:style-name="ce1" office:value-type="string">
            <text:p>beta</text:p>
          </table:table-cell>
          <table:table-cell table:style-name="ce1" office:value-type="string">
            <text:p>N (pulses/rev)</text:p>
          </table:table-cell>
          <table:table-cell table:style-name="ce1" office:value-type="string">
            <text:p>resolution (degrees/pulse)</text:p>
          </table:table-cell>
          <table:table-cell table:style-name="ce1" office:value-type="string">
            <text:p>scale</text:p>
          </table:table-cell>
          <table:table-cell table:style-name="ce5" office:value-type="string">
            <text:p>Note</text:p>
          </table:table-cell>
        </table:table-row>
        <table:table-row table:style-name="ro3">
          <table:table-cell table:style-name="ce2" office:value-type="float" office:value="16384">
            <text:p>16384</text:p>
          </table:table-cell>
          <table:table-cell table:style-name="ce2" office:value-type="float" office:value="225">
            <text:p>225</text:p>
          </table:table-cell>
          <table:table-cell table:style-name="ce2" table:formula="of:=ROUND([.B9]/[.A9]*2^18*20)" office:value-type="float" office:value="72000">
            <text:p>72000</text:p>
          </table:table-cell>
          <table:table-cell table:style-name="ce2" table:formula="of:=360/[.C9]" office:value-type="float" office:value="0.005">
            <text:p>0.005</text:p>
          </table:table-cell>
          <table:table-cell table:style-name="ce3" table:formula="of:=[.C9]/360" office:value-type="float" office:value="200">
            <text:p>200</text:p>
          </table:table-cell>
          <table:table-cell table:style-name="ce6" office:value-type="string">
            <text:p>used with HAL</text:p>
          </table:table-cell>
        </table:table-row>
        <table:table-row table:style-name="ro3">
          <table:table-cell table:style-name="ce2" office:value-type="float" office:value="32767">
            <text:p>32767</text:p>
          </table:table-cell>
          <table:table-cell table:style-name="ce2" office:value-type="float" office:value="5">
            <text:p>5</text:p>
          </table:table-cell>
          <table:table-cell table:style-name="ce2" table:formula="of:=ROUND([.B10]/[.A10]*2^18*20)" office:value-type="float" office:value="800">
            <text:p>800</text:p>
          </table:table-cell>
          <table:table-cell table:style-name="ce2" table:formula="of:=360/[.C10]" office:value-type="float" office:value="0.45">
            <text:p>0.45</text:p>
          </table:table-cell>
          <table:table-cell table:style-name="ce4" table:formula="of:=[.C10]/360" office:value-type="float" office:value="2.22222222222222">
            <text:p>2.222</text:p>
          </table:table-cell>
          <table:table-cell table:style-name="ce6" office:value-type="string">
            <text:p>used with arduino</text:p>
          </table:table-cell>
        </table:table-row>
        <table:table-row table:style-name="ro3">
          <table:table-cell table:style-name="ce2" office:value-type="float" office:value="32767">
            <text:p>32767</text:p>
          </table:table-cell>
          <table:table-cell table:style-name="ce2" office:value-type="float" office:value="1">
            <text:p>1</text:p>
          </table:table-cell>
          <table:table-cell table:style-name="ce2" table:formula="of:=ROUND([.B11]/[.A11]*2^18*20)" office:value-type="float" office:value="160">
            <text:p>160</text:p>
          </table:table-cell>
          <table:table-cell table:style-name="ce2" table:formula="of:=360/[.C11]" office:value-type="float" office:value="2.25">
            <text:p>2.25</text:p>
          </table:table-cell>
          <table:table-cell table:style-name="ce4" table:formula="of:=[.C11]/360" office:value-type="float" office:value="0.444444444444444">
            <text:p>0.444</text:p>
          </table:table-cell>
          <table:table-cell table:style-name="ce6" office:value-type="string">
            <text:p>biggest step possibl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S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number:number-style style:name="N122">
      <number:number number:decimal-places="10" number:min-integer-digits="1"/>
    </number:number-style>
    <number:number-style style:name="N123">
      <number:number number:decimal-places="11" number:min-integer-digits="1"/>
    </number:number-style>
    <number:number-style style:name="N124">
      <number:number number:decimal-places="12" number:min-integer-digits="1"/>
    </number:number-style>
    <number:number-style style:name="N125">
      <number:number number:decimal-places="13" number:min-integer-digits="1"/>
    </number:number-style>
    <number:number-style style:name="N126">
      <number:number number:decimal-places="14" number:min-integer-digits="1"/>
    </number:number-style>
    <number:number-style style:name="N127">
      <number:number number:decimal-places="15" number:min-integer-digits="1"/>
    </number:number-style>
    <number:number-style style:name="N128">
      <number:number number:decimal-places="16" number:min-integer-digits="1"/>
    </number:number-style>
    <number:number-style style:name="N129">
      <number:number number:decimal-places="17" number:min-integer-digits="1"/>
    </number:number-style>
    <number:number-style style:name="N130">
      <number:number number:decimal-places="18" number:min-integer-digits="1"/>
    </number:number-style>
    <number:number-style style:name="N131">
      <number:number number:decimal-places="19" number:min-integer-digits="1"/>
    </number:number-style>
    <number:number-style style:name="N132">
      <number:number number:decimal-places="20" number:min-integer-digits="1"/>
    </number:number-style>
    <number:number-style style:name="N133">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05/18/2012</text:date>, <text:time>14:03:07</text:time></text:p>
        </style:region-right>
      </style:header>
      <style:header-left style:display="false"/>
      <style:footer>
        <text:p>Page <text:page-number>1</text:page-number> / <text:page-count>99</text:page-count></text:p>
      </style:footer>
      <style:footer-left style:display="false"/>
    </style:master-page>
  </office:master-styles>
</office:document-styles>
</file>